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3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9"/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03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03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table:formula="of:=6894.75729*[.C6]" office:value-type="float" office:value="206842.7187" calcext:value-type="float">
            <text:p>206842.7187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96162.6127370919" calcext:value-type="float">
            <text:p>961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15.7798839411047" calcext:value-type="float">
            <text:p>15.7798839411047</text:p>
          </table:table-cell>
          <table:table-cell/>
          <table:table-cell table:formula="of:=[.C14]/1000" office:value-type="float" office:value="0.0157798839411047" calcext:value-type="float">
            <text:p>0.01577988394110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96.1626127370919" calcext:value-type="float">
            <text:p>96.16261273709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 office:value-type="string" calcext:value-type="string">
            <text:p>passed 20231126</text:p>
          </table:table-cell>
          <table:table-cell table:number-columns-repeated="4"/>
        </table:table-row>
      </table:table>
      <table:table table:name="10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10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i</text:p>
          </table:table-cell>
          <table:table-cell table:formula="of:=6894.75729*[.C6]" office:value-type="float" office:value="689475.729" calcext:value-type="float">
            <text:p>689475.729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95941.6943619164" calcext:value-type="float">
            <text:p>959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52.5996131370156" calcext:value-type="float">
            <text:p>52.5996131370156</text:p>
          </table:table-cell>
          <table:table-cell/>
          <table:table-cell table:formula="of:=[.C14]/1000" office:value-type="float" office:value="0.0525996131370156" calcext:value-type="float">
            <text:p>0.0525996131370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95.9416943619164" calcext:value-type="float">
            <text:p>95.94169436191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7.6746458231558" calcext:value-type="float">
            <text:p>27.67464582315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 office:value-type="string" calcext:value-type="string">
            <text:p>passed 20231126</text:p>
          </table:table-cell>
          <table:table-cell table:number-columns-repeated="4"/>
        </table:table-row>
      </table:table>
      <table:table table:name="001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001G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463533.719865731" calcext:value-type="float">
            <text:p>463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76.2892889838267" calcext:value-type="float">
            <text:p>76.2892889838267</text:p>
          </table:table-cell>
          <table:table-cell/>
          <table:table-cell table:formula="of:=[.C14]/1000" office:value-type="float" office:value="0.0762892889838267" calcext:value-type="float">
            <text:p>0.0762892889838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463.533719865731" calcext:value-type="float">
            <text:p>463.5337198657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 office:value-type="string" calcext:value-type="string">
            <text:p>passed 20231126</text:p>
          </table:table-cell>
          <table:table-cell table:number-columns-repeated="4"/>
        </table:table-row>
      </table:table>
      <table:table table:name="1.6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1.6M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mbar</text:p>
          </table:table-cell>
          <table:table-cell table:formula="of:=100*[.C5]" office:value-type="float" office:value="-160" calcext:value-type="float">
            <text:p>-160</text:p>
          </table:table-cell>
          <table:table-cell office:value-type="string" calcext:value-type="string">
            <text:p>Pa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bar</text:p>
          </table:table-cell>
          <table:table-cell table:formula="of:=100*[.C6]" office:value-type="float" office:value="160" calcext:value-type="float">
            <text:p>16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-11.6692096429661" calcext:value-type="float">
            <text:p>-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0.0244125724748245" calcext:value-type="float">
            <text:p>0.0244125724748245</text:p>
          </table:table-cell>
          <table:table-cell/>
          <table:table-cell table:style-name="ce12" table:formula="of:=[.C14]/1000" office:value-type="float" office:value="0.0000244125724748245" calcext:value-type="float">
            <text:p>0.0000244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8192" calcext:value-type="float">
            <text:p>-81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-0.0116692096429661" calcext:value-type="float">
            <text:p>-0.011669209642966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 office:value-type="string" calcext:value-type="string">
            <text:p>passed 20231126</text:p>
          </table:table-cell>
          <table:table-cell table:number-columns-repeated="8"/>
        </table:table-row>
      </table:table>
      <table:table table:name="004B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004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-400000" calcext:value-type="float">
            <text:p>-4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-29173.0241074153" calcext:value-type="float">
            <text:p>-291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61.0314311870613" calcext:value-type="float">
            <text:p>61.0314311870613</text:p>
          </table:table-cell>
          <table:table-cell/>
          <table:table-cell table:formula="of:=[.C14]/1000" office:value-type="float" office:value="0.0610314311870613" calcext:value-type="float">
            <text:p>0.06103143118706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8192" calcext:value-type="float">
            <text:p>-81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-29.1730241074153" calcext:value-type="float">
            <text:p>-29.17302410741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 office:value-type="string" calcext:value-type="string">
            <text:p>passed 20231126</text:p>
          </table:table-cell>
          <table:table-cell table:number-columns-repeated="4"/>
        </table:table-row>
      </table:table>
      <table:table table:name="NA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x`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string" office:string-value="" calcext:value-type="error">
            <text:p>#VALUE!</text:p>
          </table:table-cell>
          <table:table-cell/>
          <table:table-cell table:formula="of:=[.C14]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 office:value-type="string" calcext:value-type="string">
            <text:p>passed 202311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10:04:12.578601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09:22:20.311547406</meta:creation-date>
    <dc:date>2023-11-26T10:04:57.252764167</dc:date>
    <meta:editing-duration>PT8H7M36S</meta:editing-duration>
    <meta:editing-cycles>14</meta:editing-cycles>
    <meta:generator>LibreOffice/7.5.6.2$Linux_X86_64 LibreOffice_project/50$Build-2</meta:generator>
    <meta:document-statistic meta:table-count="6" meta:cell-count="222" meta:object-count="0"/>
  </office:meta>
</office:document-meta>
</file>